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e33ec" officeooo:paragraph-rsid="000e33ec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0e33ec" officeooo:paragraph-rsid="000e33ec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100915" officeooo:paragraph-rsid="00100915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officeooo:rsid="0012187d" officeooo:paragraph-rsid="0012187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e33ec" officeooo:paragraph-rsid="000e33ec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e33ec" officeooo:paragraph-rsid="000fc1c1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fc1c1" officeooo:paragraph-rsid="000fc1c1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100915" officeooo:paragraph-rsid="00100915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12187d" officeooo:paragraph-rsid="0012187d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e33ec" officeooo:paragraph-rsid="000e33ec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0e33ec" officeooo:paragraph-rsid="0013cb1e" style:font-size-asian="10.5pt" style:font-weight-asian="normal" style:font-size-complex="12pt" style:font-weight-complex="normal"/>
    </style:style>
    <style:style style:name="T1" style:family="text">
      <style:text-properties officeooo:rsid="000fc1c1"/>
    </style:style>
    <style:style style:name="T2" style:family="text">
      <style:text-properties officeooo:rsid="0010e0e1"/>
    </style:style>
    <style:style style:name="T3" style:family="text">
      <style:text-properties officeooo:rsid="0011bb04"/>
    </style:style>
    <style:style style:name="T4" style:family="text">
      <style:text-properties fo:color="#000000" loext:opacity="100%" style:text-outline="false" style:text-line-through-style="none" style:text-line-through-type="none" style:font-name="OpenSymbol" fo:font-style="normal" fo:text-shadow="none" style:text-underline-style="none" fo:font-weight="bold" officeooo:rsid="000f2ca8" style:font-name-asian="OpenSymbol" style:font-size-asian="12pt" style:font-style-asian="normal" style:font-weight-asian="bold" style:font-name-complex="OpenSymbol" style:font-style-complex="normal" style:font-weight-complex="bold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hier de recettes</text:p>
      <text:p text:style-name="P1"/>
      <text:p text:style-name="P2">Liste des tests unitaires :</text:p>
      <text:p text:style-name="P6">- test des capteurs d’humidités</text:p>
      <text:p text:style-name="P6">- <text:span text:style-name="T1">t</text:span>est d<text:span text:style-name="T1">u</text:span> capteurs <text:span text:style-name="T1">de température/Hygrométrie</text:span></text:p>
      <text:p text:style-name="P7">- test du fonctionnement du volet mobile</text:p>
      <text:p text:style-name="P7">- test du bon fonctionnement du plancher chauffant</text:p>
      <text:p text:style-name="P7">- test du brumisateur</text:p>
      <text:p text:style-name="P7">- test du ventilateur</text:p>
      <text:p text:style-name="P11">- test du point d’accès ESP32 <text:span text:style-name="T4">☑</text:span></text:p>
      <text:p text:style-name="P5">- <text:span text:style-name="T1">test de la connexion du Raspberry a l’ESP32</text:span></text:p>
      <text:p text:style-name="P5"/>
      <text:p text:style-name="P3">Liste des tests Fonctionnels :</text:p>
      <text:p text:style-name="P8">- <text:span text:style-name="T2">Vérification de la connexion http </text:span><text:span text:style-name="T3">Wifi </text:span><text:span text:style-name="T2">entre le Raspberry et l’ESP32 </text:span></text:p>
      <text:p text:style-name="P8">- <text:span text:style-name="T3">Test de la connexion entre le PC et le Raspberry via le protocole Ethernet.</text:span></text:p>
      <text:p text:style-name="P8"/>
      <text:p text:style-name="P4">Liste des tests d’intégrations :</text:p>
      <text:p text:style-name="P9">- Test de la conformité du système par rapport au cahier des charge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2T14:01:23.255466381</meta:creation-date>
    <dc:date>2025-01-31T09:35:00.620846476</dc:date>
    <meta:editing-duration>PT48M42S</meta:editing-duration>
    <meta:editing-cycles>5</meta:editing-cycles>
    <meta:generator>LibreOffice/7.0.4.2$Linux_X86_64 LibreOffice_project/00$Build-2</meta:generator>
    <meta:document-statistic meta:table-count="0" meta:image-count="0" meta:object-count="0" meta:page-count="1" meta:paragraph-count="15" meta:word-count="108" meta:character-count="607" meta:non-whitespace-character-count="513"/>
  </office:meta>
</office:document-meta>
</file>